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3c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. https://owasp.org/www-community/Free_for_Open_Source_Application_Security_Tools</text:p>
      <text:p text:style-name="Preformatted_20_Text"/>
      <text:p text:style-name="Preformatted_20_Text">2. https://www.researchgate.net/profile/Leonid-Golovyrin/publication/372134053_Analysis_of_tools_for_static_security_testing_of_applications/links/64a5dce2b9ed6874a5fc718a/Analysis-of-tools-for-static-security-testing-of-applications.pdf?origin=publication_detail&amp;_tp=eyJjb250ZXh0Ijp7ImZpcnN0UGFnZSI6InB1YmxpY2F0aW9uIiwicGFnZSI6InB1YmxpY2F0aW9uRG93bmxvYWQiLCJwcmV2aW91c1BhZ2UiOiJwdWJsaWNhdGlvbiJ9fQ&amp;__cf_chl_tk=dfdehM8UUvmZc9FoWPfGQ53exQOe2s8a0Cc3SFYDtSM-1741543233-1.0.1.1-ZoWl3Z6.uZkSR9gPvS33l9kKEvx5w76X0OGxSUSxZqk</text:p>
      <text:p text:style-name="Preformatted_20_Text"/>
      <text:p text:style-name="Preformatted_20_Text">- диплом бакалавра по саст (там оценка прописана, как внедряь)</text:p>
      <text:p text:style-name="Preformatted_20_Text"/>
      <text:p text:style-name="Preformatted_20_Text">3. https://blogs.oracle.com/cloudsecurity/post/sast-scan-results-analysis-methodology - т</text:p>
      <text:p text:style-name="Preformatted_20_Text">ут про методологию сатса, чего они достигли</text:p>
      <text:p text:style-name="Preformatted_20_Text"/>
      <text:p text:style-name="Preformatted_20_Text">4. https://norma.ncirl.ie/5956/1/lyubkadencheva.pdf - тут магистерская, сравнение саст и даст</text:p>
      <text:p text:style-name="Preformatted_20_Text"/>
      <text:p text:style-name="Preformatted_20_Text">5. https://samate.nist.gov/SARD/test-suites - проекты для тестирования функционала</text:p>
      <text:p text:style-name="Preformatted_20_Text">это по ссылке - https://owasp.org/www-project-benchmark/</text:p>
      <text:p text:style-name="Preformatted_20_Text"/>
      <text:p text:style-name="Preformatted_20_Text">Samate SARD (Static Analysis Results Dataset) предоставляет набор тестовых проектов для оценки инструментов статического анализа (SAST). Он включает в себя различные языки программирования, в том числе Java. Вы можете найти тестовые проекты, которые содержат известные уязвимости, что позволяет разработчикам и исследователям тестировать и оценивать эффективность своих инструментов для обнаружения уязвимостей в коде на Java и других языках.</text:p>
      <text:p text:style-name="Preformatted_20_Text"/>
      <text:p text:style-name="Preformatted_20_Text">Если вам нужно конкретное руководство по использованию данных тестов или примеры, вы можете найти полезную информацию на сайте или в документации к нему.</text:p>
      <text:p text:style-name="Preformatted_20_Text"/>
      <text:p text:style-name="Preformatted_20_Text">6. https://medium.com/@ntando.mv15/integrating-sonarqube-in-ci-cd-with-github-actions-ee6ce450ceea </text:p>
      <text:p text:style-name="Preformatted_20_Text">- заходим с vpn</text:p>
      <text:p text:style-name="Preformatted_20_Text"/>
      <text:p text:style-name="Preformatted_20_Text">7. https://docs.sonarsource.com/sonarqube-server/latest/ - документация по sonarqube</text:p>
      <text:p text:style-name="Preformatted_20_Text"/>
      <text:p text:style-name="Preformatted_20_Text">для настраивания в ci/cd c maven</text:p>
      <text:p text:style-name="Preformatted_20_Text"/>
      <text:p text:style-name="Preformatted_20_Text">8. https://habr.com/ru/companies/jugru/articles/505994/</text:p>
      <text:p text:style-name="Preformatted_20_Text"/>
      <text:p text:style-name="Preformatted_20_Text">9. https://github.com/marketplace/actions/official-sonarqube-scan - итеграция с ci/cd в github</text:p>
      <text:p text:style-name="Preformatted_20_Text"/>
      <text:p text:style-name="Preformatted_20_Text">10 по методологии оценивания анализаторов кода - https://kar.kent.ac.uk/58938/1/ASE-2016.pdf</text:p>
      <text:p text:style-name="Preformatted_20_Text">(по опросам разрабов, девопсов) - надо использовать для описания методологии</text:p>
      <text:p text:style-name="Preformatted_20_Text"/>
      <text:p text:style-name="Preformatted_20_Text">11. https://yandex.cloud/ru/blog/posts/2023/06/devsecops-steps-part-1 - тут классные ссылки на инструменты</text:p>
      <text:p text:style-name="Preformatted_20_Text"/>
      <text:p text:style-name="Preformatted_20_Text">12. https://www.google.com/url?sa=t&amp;source=web&amp;rct=j&amp;opi=89978449&amp;url=https://chpk.medium.com/top-10-open-source-sast-tools-bc860e9dfb2e&amp;ved=2ahUKEwijve39t4-MAxXgAhAIHSSmGq4QFnoECBoQAQ&amp;usg=AOvVaw3_Ach2rwSBkJYO3C-C2b8s</text:p>
      <text:p text:style-name="Preformatted_20_Text">13. https://gist.github.com/sttor/ba398d157a7ac3b3e42e18b4734bd1de</text:p>
      <text:p text:style-name="Preformatted_20_Text"/>
      <text:p text:style-name="Preformatted_20_Text">14. https://docs.gitlab.com/user/application_security/sast/ - в гитлабе есть саст и даст анализаторы</text:p>
      <text:p text:style-name="Preformatted_20_Text"/>
      <text:p text:style-name="Preformatted_20_Text"><text:soft-page-break/>15. про semgrep - https://gist.github.com/sttor/ba398d157a7ac3b3e42e18b4734bd1de</text:p>
      <text:p text:style-name="Preformatted_20_Text"/>
      <text:p text:style-name="Preformatted_20_Text">16. Static Application Security Testing (SAST) - https://docs.gitlab.com/user/application_security/sast/</text:p>
      <text:p text:style-name="Preformatted_20_Text"/>
      <text:p text:style-name="Preformatted_20_Text"/>
      <text:p text:style-name="Preformatted_20_Text"><text:span text:style-name="T1">17 </text:span>https://www.sonarsource.com/blog/sonar-s-scoring-on-the-top-3-java-sast-benchmarks/ - про бенчмарки</text:p>
      <text:p text:style-name="Preformatted_20_Text"/>
      <text:p text:style-name="Preformatted_20_Text"/>
      <text:p text:style-name="Preformatted_20_Text"><text:span text:style-name="T1">18 </text:span>https://ink.library.smu.edu.sg/cgi/viewcontent.cgi?params=/context/sis_research/article/9979/&amp;path_info=fse2023_sast_pv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3T19:22:10.254823897</dc:date>
    <meta:editing-duration>PT27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2" meta:paragraph-count="26" meta:word-count="214" meta:character-count="3067" meta:non-whitespace-character-count="2878"/>
  </office:meta>
</office:document-meta>
</file>